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e6a4"/>
    </style:style>
    <style:style style:name="P2" style:family="paragraph" style:parent-style-name="Text_20_body">
      <style:text-properties officeooo:rsid="001d13db" officeooo:paragraph-rsid="002225a8"/>
    </style:style>
    <style:style style:name="P3" style:family="paragraph" style:parent-style-name="Text_20_body">
      <style:text-properties officeooo:rsid="001d13db" officeooo:paragraph-rsid="002b44e9"/>
    </style:style>
    <style:style style:name="P4" style:family="paragraph" style:parent-style-name="Text_20_body">
      <style:text-properties officeooo:rsid="001d13db" officeooo:paragraph-rsid="00374fc5"/>
    </style:style>
    <style:style style:name="P5" style:family="paragraph" style:parent-style-name="Text_20_body">
      <style:text-properties officeooo:rsid="001d13db" officeooo:paragraph-rsid="003a00b2"/>
    </style:style>
    <style:style style:name="P6" style:family="paragraph" style:parent-style-name="Text_20_body">
      <style:text-properties officeooo:rsid="0033371e" officeooo:paragraph-rsid="002b44e9"/>
    </style:style>
    <style:style style:name="P7" style:family="paragraph" style:parent-style-name="Text_20_body">
      <style:text-properties officeooo:rsid="0033371e" officeooo:paragraph-rsid="002d66b2"/>
    </style:style>
    <style:style style:name="P8" style:family="paragraph" style:parent-style-name="Text_20_body">
      <style:text-properties officeooo:rsid="0033371e" officeooo:paragraph-rsid="002f01a1"/>
    </style:style>
    <style:style style:name="P9" style:family="paragraph" style:parent-style-name="Text_20_body">
      <style:text-properties officeooo:rsid="0033371e" officeooo:paragraph-rsid="003a00b2"/>
    </style:style>
    <style:style style:name="P10" style:family="paragraph" style:parent-style-name="Text_20_body">
      <style:text-properties officeooo:rsid="0033371e" officeooo:paragraph-rsid="003a25b9"/>
    </style:style>
    <style:style style:name="P11" style:family="paragraph" style:parent-style-name="Text_20_body">
      <style:text-properties officeooo:rsid="00301314" officeooo:paragraph-rsid="002d66b2"/>
    </style:style>
    <style:style style:name="P12" style:family="paragraph" style:parent-style-name="Text_20_body">
      <style:text-properties officeooo:rsid="00301314" officeooo:paragraph-rsid="002f01a1"/>
    </style:style>
    <style:style style:name="P13" style:family="paragraph" style:parent-style-name="Text_20_body">
      <style:text-properties officeooo:rsid="00301314" officeooo:paragraph-rsid="0032b7b9"/>
    </style:style>
    <style:style style:name="P14" style:family="paragraph" style:parent-style-name="Text_20_body">
      <style:text-properties officeooo:rsid="002f01a1" officeooo:paragraph-rsid="002f01a1"/>
    </style:style>
    <style:style style:name="P15" style:family="paragraph" style:parent-style-name="Text_20_body">
      <style:text-properties officeooo:rsid="002225a8" officeooo:paragraph-rsid="003a00b2"/>
    </style:style>
    <style:style style:name="P16" style:family="paragraph" style:parent-style-name="Text_20_body">
      <style:text-properties officeooo:rsid="0035092b" officeooo:paragraph-rsid="003a00b2"/>
    </style:style>
    <style:style style:name="P17" style:family="paragraph" style:parent-style-name="Text_20_body">
      <style:text-properties officeooo:rsid="0032b7b9" officeooo:paragraph-rsid="003a25b9"/>
    </style:style>
    <style:style style:name="P18" style:family="paragraph" style:parent-style-name="Text_20_body">
      <style:text-properties style:font-name="Ubuntu Mono" officeooo:rsid="00374fc5" officeooo:paragraph-rsid="00374fc5"/>
    </style:style>
    <style:style style:name="P19" style:family="paragraph" style:parent-style-name="Text_20_body">
      <style:text-properties officeooo:rsid="0038d986" officeooo:paragraph-rsid="0038d986"/>
    </style:style>
    <style:style style:name="P2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2674c8" style:font-size-asian="20pt" style:font-weight-asian="bold" style:font-size-complex="20pt"/>
    </style:style>
    <style:style style:name="P2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29fca1" officeooo:paragraph-rsid="0029fca1" style:font-size-asian="20pt" style:font-weight-asian="bold" style:font-size-complex="20pt"/>
    </style:style>
    <style:style style:name="P22" style:family="paragraph" style:parent-style-name="Table_20_Contents">
      <style:text-properties style:font-name="Ubuntu Mono" officeooo:paragraph-rsid="002f01a1"/>
    </style:style>
    <style:style style:name="P23" style:family="paragraph" style:parent-style-name="Table_20_Contents">
      <style:text-properties style:font-name="Ubuntu Mono" officeooo:paragraph-rsid="0032b7b9"/>
    </style:style>
    <style:style style:name="P24" style:family="paragraph" style:parent-style-name="Table_20_Contents">
      <style:text-properties style:font-name="Ubuntu Mono" officeooo:paragraph-rsid="002d66b2"/>
    </style:style>
    <style:style style:name="P25" style:family="paragraph" style:parent-style-name="Table_20_Contents">
      <style:text-properties style:font-name="Ubuntu Mono" officeooo:paragraph-rsid="002b44e9"/>
    </style:style>
    <style:style style:name="P26" style:family="paragraph" style:parent-style-name="Table_20_Contents">
      <style:text-properties style:font-name="Ubuntu Mono" officeooo:paragraph-rsid="002225a8"/>
    </style:style>
    <style:style style:name="P27" style:family="paragraph" style:parent-style-name="Table_20_Contents">
      <style:text-properties style:font-name="Ubuntu Mono" officeooo:paragraph-rsid="00374fc5"/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250d3c" style:font-size-asian="20pt" style:font-weight-asian="bold" style:font-size-complex="20pt"/>
    </style:style>
    <style:style style:name="P29" style:family="paragraph" style:parent-style-name="Text_20_body">
      <style:text-properties officeooo:rsid="0042fde3" officeooo:paragraph-rsid="003dd3e5"/>
    </style:style>
    <style:style style:name="P30" style:family="paragraph" style:parent-style-name="Text_20_body">
      <style:text-properties officeooo:rsid="0042fde3" officeooo:paragraph-rsid="003ec095"/>
    </style:style>
    <style:style style:name="P31" style:family="paragraph" style:parent-style-name="Text_20_body">
      <style:text-properties officeooo:rsid="0029fca1" officeooo:paragraph-rsid="003dd3e5"/>
    </style:style>
    <style:style style:name="P32" style:family="paragraph" style:parent-style-name="Text_20_body">
      <style:text-properties officeooo:rsid="0029fca1" officeooo:paragraph-rsid="003ec095"/>
    </style:style>
    <style:style style:name="P33" style:family="paragraph" style:parent-style-name="Text_20_body">
      <style:text-properties officeooo:rsid="0033371e" officeooo:paragraph-rsid="00374fc5"/>
    </style:style>
    <style:style style:name="P34" style:family="paragraph" style:parent-style-name="Text_20_body">
      <style:text-properties officeooo:rsid="0033371e" officeooo:paragraph-rsid="003dd3e5"/>
    </style:style>
    <style:style style:name="P35" style:family="paragraph" style:parent-style-name="Text_20_body">
      <style:text-properties officeooo:rsid="0033371e" officeooo:paragraph-rsid="003ec095"/>
    </style:style>
    <style:style style:name="P36" style:family="paragraph" style:parent-style-name="Table_20_Contents">
      <style:text-properties style:font-name="Ubuntu Mono" officeooo:paragraph-rsid="003dd3e5"/>
    </style:style>
    <style:style style:name="P37" style:family="paragraph" style:parent-style-name="Table_20_Contents">
      <style:text-properties style:font-name="Ubuntu Mono" officeooo:paragraph-rsid="003ec09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46c38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ca866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5bb26" style:font-weight-asian="bold" style:font-weight-complex="bold"/>
    </style:style>
    <style:style style:name="T9" style:family="text">
      <style:text-properties fo:font-weight="bold" officeooo:rsid="00374fc5" style:font-weight-asian="bold" style:font-weight-complex="bold"/>
    </style:style>
    <style:style style:name="T10" style:family="text">
      <style:text-properties fo:font-weight="bold" officeooo:rsid="003dd3e5" style:font-weight-asian="bold" style:font-weight-complex="bold"/>
    </style:style>
    <style:style style:name="T11" style:family="text">
      <style:text-properties style:text-position="super 58%" style:font-name="Ubuntu Mono"/>
    </style:style>
    <style:style style:name="T12" style:family="text">
      <style:text-properties style:text-position="super 58%" style:font-name="Ubuntu Mono" officeooo:rsid="003dd3e5"/>
    </style:style>
    <style:style style:name="T13" style:family="text">
      <style:text-properties style:text-position="-33% 80%" style:font-name="Ubuntu Mono" officeooo:rsid="0029fca1"/>
    </style:style>
    <style:style style:name="T14" style:family="text">
      <style:text-properties style:text-position="sub 58%" style:font-name="Ubuntu Mono" officeooo:rsid="00508362"/>
    </style:style>
    <style:style style:name="T15" style:family="text">
      <style:text-properties style:text-position="sub 58%" style:font-name="Ubuntu Mono" officeooo:rsid="004fd4f0"/>
    </style:style>
    <style:style style:name="T16" style:family="text">
      <style:text-properties style:text-position="sub 58%" style:font-name="Ubuntu Mono" officeooo:rsid="0035bb26"/>
    </style:style>
    <style:style style:name="T17" style:family="text">
      <style:text-properties style:text-position="sub 58%" style:font-name="Ubuntu Mono" officeooo:rsid="00346c38"/>
    </style:style>
    <style:style style:name="T18" style:family="text">
      <style:text-properties style:text-position="sub 58%" style:font-name="Ubuntu Mono" officeooo:rsid="003ec095"/>
    </style:style>
    <style:style style:name="T19" style:family="text">
      <style:text-properties officeooo:rsid="00751693"/>
    </style:style>
    <style:style style:name="T20" style:family="text">
      <style:text-properties officeooo:rsid="00250d3c"/>
    </style:style>
    <style:style style:name="T21" style:family="text">
      <style:text-properties officeooo:rsid="0029fca1"/>
    </style:style>
    <style:style style:name="T22" style:family="text">
      <style:text-properties officeooo:rsid="0033371e"/>
    </style:style>
    <style:style style:name="T23" style:family="text">
      <style:text-properties officeooo:rsid="0042fde3"/>
    </style:style>
    <style:style style:name="T24" style:family="text">
      <style:text-properties officeooo:rsid="00346c38"/>
    </style:style>
    <style:style style:name="T25" style:family="text">
      <style:text-properties style:text-position="0% 100%" officeooo:rsid="0035bb26"/>
    </style:style>
    <style:style style:name="T26" style:family="text">
      <style:text-properties style:text-position="0% 100%" style:font-name="Ubuntu Mono" officeooo:rsid="0033371e"/>
    </style:style>
    <style:style style:name="T27" style:family="text">
      <style:text-properties style:text-position="0% 100%" style:font-name="Ubuntu Mono" fo:font-weight="bold" officeooo:rsid="00374fc5" style:font-weight-asian="bold" style:font-weight-complex="bold"/>
    </style:style>
    <style:style style:name="T28" style:family="text">
      <style:text-properties style:text-position="0% 100%" style:font-name="Ubuntu Mono" fo:font-weight="bold" officeooo:rsid="003a00b2" style:font-weight-asian="bold" style:font-weight-complex="bold"/>
    </style:style>
    <style:style style:name="T29" style:family="text">
      <style:text-properties style:text-position="0% 100%" style:font-name="Ubuntu Mono" fo:font-weight="bold" officeooo:rsid="003a25b9" style:font-weight-asian="bold" style:font-weight-complex="bold"/>
    </style:style>
    <style:style style:name="T30" style:family="text">
      <style:text-properties style:text-position="0% 100%" style:font-name="Ubuntu Mono" officeooo:rsid="0035bb26"/>
    </style:style>
    <style:style style:name="T31" style:family="text">
      <style:text-properties style:text-position="0% 100%" style:font-name="Ubuntu Mono" officeooo:rsid="00508362"/>
    </style:style>
    <style:style style:name="T32" style:family="text">
      <style:text-properties style:text-position="0% 100%" style:font-name="Ubuntu Mono" officeooo:rsid="004fd4f0"/>
    </style:style>
    <style:style style:name="T33" style:family="text">
      <style:text-properties style:text-position="0% 100%" style:font-name="Ubuntu Mono" officeooo:rsid="003ec095"/>
    </style:style>
    <style:style style:name="T34" style:family="text">
      <style:text-properties officeooo:rsid="00374fc5"/>
    </style:style>
    <style:style style:name="T35" style:family="text">
      <style:text-properties style:font-name="Ubuntu Mono"/>
    </style:style>
    <style:style style:name="T36" style:family="text">
      <style:text-properties style:font-name="Ubuntu Mono" officeooo:rsid="0042fde3"/>
    </style:style>
    <style:style style:name="T37" style:family="text">
      <style:text-properties style:font-name="Ubuntu Mono" officeooo:rsid="003089ef"/>
    </style:style>
    <style:style style:name="T38" style:family="text">
      <style:text-properties style:font-name="Ubuntu Mono" officeooo:rsid="00374fc5"/>
    </style:style>
    <style:style style:name="T39" style:family="text">
      <style:text-properties style:font-name="Ubuntu Mono" officeooo:rsid="0035bb26"/>
    </style:style>
    <style:style style:name="T40" style:family="text">
      <style:text-properties style:font-name="Ubuntu Mono" officeooo:rsid="0029fca1"/>
    </style:style>
    <style:style style:name="T41" style:family="text">
      <style:text-properties style:font-name="Ubuntu Mono" officeooo:rsid="00346c38"/>
    </style:style>
    <style:style style:name="T42" style:family="text">
      <style:text-properties style:font-name="Ubuntu Mono" fo:font-weight="bold" officeooo:rsid="00374fc5" style:font-weight-asian="bold" style:font-weight-complex="bold"/>
    </style:style>
    <style:style style:name="T43" style:family="text">
      <style:text-properties style:font-name="Ubuntu Mono" officeooo:rsid="003dd3e5"/>
    </style:style>
    <style:style style:name="T44" style:family="text">
      <style:text-properties style:font-name="Ubuntu Mono" officeooo:rsid="003ec095"/>
    </style:style>
    <style:style style:name="T45" style:family="text">
      <style:text-properties officeooo:rsid="003dd3e5"/>
    </style:style>
    <style:style style:name="T46" style:family="text">
      <style:text-properties officeooo:rsid="003ec095"/>
    </style:style>
    <style:style style:name="T47" style:family="text">
      <style:text-properties style:font-name="Ubuntu Mono" officeooo:rsid="003ec095"/>
    </style:style>
    <style:style style:name="T48" style:family="text">
      <style:text-properties style:font-name="Ubuntu Mono" officeooo:rsid="0035bb2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0">SSV</text:span>. IES Haría</text:p>
      <text:p text:style-name="P20">UT<text:span text:style-name="T20">1</text:span>. A<text:span text:style-name="T19">ctividad de recuperación 1</text:span></text:p>
      <text:p text:style-name="P21">Sistemas de numeración</text:p>
      <text:p text:style-name="Text_20_body"/>
      <text:p text:style-name="P19">Completa los siguientes ejercicios <text:s/>incluyendo los pasos y detalles necesarios para obtener el resultado</text:p>
      <text:p text:style-name="P30"><text:span text:style-name="T46">1. </text:span>Conv<text:span text:style-name="T34">ertir a hexadecimal </text:span><text:span text:style-name="T42">(0,5p)</text:span></text:p>
      <text:p text:style-name="P35"><text:span text:style-name="T36">10110110101,0001110</text:span><text:span text:style-name="T14">2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7"/>
          </table:table-cell>
        </table:table-row>
      </table:table>
      <text:p text:style-name="P32"/>
      <text:p text:style-name="P31"><text:span text:style-name="T46">2. Convertir</text:span> <text:span text:style-name="T45">8</text:span><text:span text:style-name="T41">33</text:span><text:span text:style-name="T17">10</text:span> en binario <text:span text:style-name="T42">(0,5p)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6"/>
          </table:table-cell>
        </table:table-row>
      </table:table>
      <text:p text:style-name="P29"/>
      <text:p text:style-name="P15"><text:span text:style-name="T46">3. Convertir a binario </text:span><text:span text:style-name="T43">97</text:span><text:span text:style-name="T40">,</text:span><text:span text:style-name="T43">15</text:span> con un error inferior a <text:span text:style-name="T35">2</text:span><text:span text:style-name="T11">-</text:span><text:span text:style-name="T12">6</text:span><text:span text:style-name="T17"> </text:span><text:span text:style-name="T27">(</text:span><text:span text:style-name="T28">1</text:span><text:span text:style-name="T27">p)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6"/>
          </table:table-cell>
        </table:table-row>
      </table:table>
      <text:p text:style-name="P2"/>
      <text:p text:style-name="P6"><text:span text:style-name="T46">4. </text:span>Realizar las siguientes operaciones en <text:span text:style-name="T7">binario</text:span> de las siguientes cantidades dadas en <text:span text:style-name="T8">octal</text:span></text:p>
      <text:p text:style-name="P9">a) <text:span text:style-name="T39">6</text:span><text:span text:style-name="T44">03</text:span><text:span text:style-name="T39">1</text:span><text:span text:style-name="T18">16</text:span><text:span text:style-name="T39"> </text:span><text:span text:style-name="T35">+ </text:span><text:span text:style-name="T44">FA</text:span><text:span text:style-name="T39">4</text:span><text:span text:style-name="T18">16</text:span><text:span text:style-name="T30"> </text:span><text:span text:style-name="T27">(</text:span><text:span text:style-name="T28">1</text:span><text:span text:style-name="T27">p)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5"/>
          </table:table-cell>
        </table:table-row>
      </table:table>
      <text:p text:style-name="P3"/>
      <text:p text:style-name="P5"><text:s/><text:span text:style-name="T22">b) </text:span><text:span text:style-name="T26">3</text:span><text:span text:style-name="T33">75</text:span><text:span text:style-name="T16">8</text:span><text:span text:style-name="T30"> - </text:span><text:span text:style-name="T33">2</text:span><text:span text:style-name="T26">6</text:span><text:span text:style-name="T33">3</text:span><text:span text:style-name="T16">8 </text:span><text:span text:style-name="T25"><text:s/></text:span><text:span text:style-name="T27">(</text:span><text:span text:style-name="T28">1</text:span><text:span text:style-name="T27">p)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5"/>
          </table:table-cell>
        </table:table-row>
      </table:table>
      <text:p text:style-name="P3"/>
      <text:p text:style-name="P7"><text:span text:style-name="T46">5. </text:span>Realizar las siguientes operaciones en <text:span text:style-name="T7">binario</text:span> de las siguientes cantidades dadas en <text:span text:style-name="T8">decimal</text:span></text:p>
      <text:p text:style-name="P9">a) <text:span text:style-name="T44">40</text:span><text:span text:style-name="T39">7</text:span><text:span text:style-name="T16">10</text:span><text:span text:style-name="T39"> x 1</text:span><text:span text:style-name="T44">5</text:span><text:span text:style-name="T16">10</text:span><text:span text:style-name="T30"> </text:span><text:span text:style-name="T27">(</text:span><text:span text:style-name="T29">2</text:span><text:span text:style-name="T27">p)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4"/>
          </table:table-cell>
        </table:table-row>
      </table:table>
      <text:p text:style-name="P11"/>
      <text:p text:style-name="P16">b) <text:span text:style-name="T44">40</text:span><text:span text:style-name="T39">7</text:span><text:span text:style-name="T16">10</text:span><text:span text:style-name="T39"> / 1</text:span><text:span text:style-name="T44">5</text:span><text:span text:style-name="T16">10</text:span><text:span text:style-name="T30"> </text:span><text:span text:style-name="T27">(</text:span><text:span text:style-name="T29">2</text:span><text:span text:style-name="T27">p)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4"/>
          </table:table-cell>
        </table:table-row>
      </table:table>
      <text:p text:style-name="P4"/>
      <text:p text:style-name="P4"><text:span text:style-name="T46">6. Convertir a</text:span> decimal <text:span text:style-name="T24">la siguiente cantidad </text:span>en base <text:span text:style-name="T45">4</text:span> (sistema que utiliza los dígitos 0, 1, 2,<text:span text:style-name="T45">3</text:span>). </text:p>
      <text:p text:style-name="P5"><text:span text:style-name="T43">1</text:span><text:span text:style-name="T41">2</text:span><text:span text:style-name="T43">3</text:span><text:span text:style-name="T35">,</text:span><text:span text:style-name="T43">2</text:span><text:span text:style-name="T13">3</text:span> <text:span text:style-name="T42">(0,5p)</text:span>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27"/>
          </table:table-cell>
        </table:table-row>
      </table:table>
      <text:p text:style-name="P4"/>
      <text:p text:style-name="P14"><text:span text:style-name="T46">7. </text:span>Conv<text:span text:style-name="T34">ertir</text:span> a binario</text:p>
      <text:p text:style-name="P10">a)<text:span text:style-name="T35"> </text:span><text:span text:style-name="T43">70</text:span><text:span text:style-name="T38">3</text:span><text:span text:style-name="T43">183</text:span><text:span text:style-name="T14">8</text:span><text:span text:style-name="T31"> </text:span><text:span text:style-name="T27">(0,5p)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2"/>
          </table:table-cell>
        </table:table-row>
      </table:table>
      <text:p text:style-name="P8"/>
      <text:p text:style-name="P10"><text:span text:style-name="T23">b</text:span>) <text:span text:style-name="T43">1FAE4C506</text:span><text:span text:style-name="T15">16</text:span><text:span text:style-name="T32"> </text:span><text:span text:style-name="T27">(0,5p)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22"/>
          </table:table-cell>
        </table:table-row>
      </table:table>
      <text:p text:style-name="P12"/>
      <text:p text:style-name="P17"><text:span text:style-name="T46">8. </text:span>Conv<text:span text:style-name="T34">ertir la siguiente dirección IP en formato binario a formato </text:span><text:span text:style-name="T10">hexadecimal</text:span><text:span text:style-name="T9"> punteado </text:span><text:span text:style-name="T42">(0,5p)</text:span></text:p>
      <text:p text:style-name="P18">10011<text:span text:style-name="T45">101</text:span>00<text:span text:style-name="T45">1110010</text:span>0101001<text:span text:style-name="T45">00</text:span>00<text:span text:style-name="T45">11</text:span>11</text:p>
      <table:table table:name="Tabla30" table:style-name="Tabla30">
        <table:table-column table:style-name="Tabla30.A"/>
        <table:table-row>
          <table:table-cell table:style-name="Tabla30.A1" office:value-type="string">
            <text:p text:style-name="P23"/>
          </table:table-cell>
        </table:table-row>
      </table:table>
      <text:p text:style-name="P13"/>
      <text:p text:style-name="P29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e6a4"/>
    </style:style>
    <style:style style:name="MT1" style:family="text">
      <style:text-properties fo:color="#980000" style:font-name="Arial" fo:font-size="8pt" fo:font-weight="bold" officeooo:rsid="0025e6a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46c38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ca86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1">1</text:span><text:span text:style-name="MT2">-A</text:span><text:span text:style-name="MT3">E</text:span><text:span text:style-name="MT4">R</text:span><text:span text:style-name="MT3">1</text:span><text:span text:style-name="MT5">. </text:span><text:span text:style-name="MT1">Sistemas de numeración. </text:span><text:span text:style-name="MT3">Prueba </text:span><text:span text:style-name="MT4">de recuperación</text:span><text:span text:style-name="MT6"><text:tab/></text:span><text:span text:style-name="MT6"><draw:frame draw:style-name="Mfr1" draw:name="gráficos7" text:anchor-type="as-char" svg:width="2.335cm" svg:height="0.818cm" draw:z-index="1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0-09T19:33:46.361147216</dc:date>
    <meta:editing-duration>PT3H4M2S</meta:editing-duration>
    <meta:editing-cycles>33</meta:editing-cycles>
    <meta:generator>LibreOffice/6.0.6.2$Linux_X86_64 LibreOffice_project/00m0$Build-2</meta:generator>
    <meta:document-statistic meta:table-count="11" meta:image-count="1" meta:object-count="0" meta:page-count="2" meta:paragraph-count="22" meta:word-count="149" meta:character-count="954" meta:non-whitespace-character-count="822"/>
  </office:meta>
</office:document-meta>
</file>